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anana" svg:font-family="Raanan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size-asian="10.5pt" style:font-name-complex="Raan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Raanana" svg:font-family="Raanan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09:10:5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6$MacOSX_x86 LibreOffice_project/5b93205-6e6b3fc-7830f6d-c08ad66-1d9bf4</meta:generator>
  </office:meta>
</office:document-meta>
</file>